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line-height="100%" fo:text-indent="0in" style:auto-text-indent="false">
        <style:tab-stops>
          <style:tab-stop style:position="0.4374in"/>
        </style:tab-stops>
      </style:paragraph-properties>
      <style:text-properties fo:font-size="11pt" fo:language="en" fo:country="US"/>
    </style:style>
    <style:style style:name="P2" style:family="paragraph" style:parent-style-name="Standard" style:list-style-name="L1">
      <style:paragraph-properties fo:margin-left="0in" fo:margin-right="0in" fo:line-height="100%" fo:text-indent="0in" style:auto-text-indent="false">
        <style:tab-stops>
          <style:tab-stop style:position="0.4374in"/>
        </style:tab-stops>
      </style:paragraph-properties>
      <style:text-properties fo:language="en" fo:country="US"/>
    </style:style>
    <style:style style:name="P3" style:family="paragraph" style:parent-style-name="Standard" style:list-style-name="L1">
      <style:paragraph-properties fo:margin-left="0.0102in" fo:margin-right="0in" fo:line-height="100%" fo:text-indent="0in" style:auto-text-indent="false">
        <style:tab-stops>
          <style:tab-stop style:position="0.4374in"/>
        </style:tab-stops>
      </style:paragraph-properties>
      <style:text-properties fo:language="en" fo:country="US"/>
    </style:style>
    <style:style style:name="T1" style:family="text">
      <style:text-properties fo:language="en" fo:country="US"/>
    </style:style>
    <style:style style:name="T2" style:family="text">
      <style:text-properties fo:font-size="11pt"/>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Series starts with area 2. Marcher Mountains. For area 1. Emiratus, see "<text:span text:style-name="T1">World Background" document.</text:span></text:p>
      <text:p text:style-name="Standard"><text:span text:style-name="T1"/></text:p>
      <text:list xml:id="list9024906784161121198" text:style-name="L1">
        <text:list-item>
          <text:p text:style-name="P3">Marcher Mountains – This area is a high-altitude borderland between the High Plains in the West and the Shores of Sand in the South and East. These mountains contain some of the few remaining natural resources that can be extracted with modern technology, in particular are the rare metals found here.</text:p>
          <text:list>
            <text:list-item>
              <text:list>
                <text:list-item>
                  <text:list>
                    <text:list-item>
                      <text:list>
                        <text:list-header>
                          <text:p text:style-name="P3"><text:s/><text:tab/>Most peoples here have a strong disdain for any peoples from the Shores, as those groups frequently raid the mountains and its communities in order to obtain their precious materials. While more cordial with nomads from the High Plains, contact between these groups is infrequent and small in scale. </text:p>
                          <text:list>
                            <text:list-item>
                              <text:list>
                                <text:list-header>
                                  <text:p text:style-name="P3"><text:s/><text:tab/>The marcher peoples aren't quite isolationists, though they do tend to focus on their own people and their own territory. It's uncommon to see marchers outside of their mountains, often quite literally since many of their cities and towns exist partially or wholly underground. Due to their terrestrial focus, air forces among these people are practically non-existent. Despite this, occasionally the odd marcher is struck with wanderlust, or so other calling, and ventures out from home. Sometimes emigrating marchers might even join airship crews and learn the intricacies of sky-sailing.</text:p>
                                  <text:list>
                                    <text:list-item>
                                      <text:list>
                                        <text:list-item>
                                          <text:list>
                                            <text:list-header>
                                              <text:p text:style-name="P2"><text:s/><text:tab/>Marchers do possess a certain technological acumen that shows their societies to be more than mere survivalists. Prospectors and miners from marcher societies are second to none on <text:span text:style-name="T2">Dreyüs, their craftsmen as well are extremely skilled, and their technicians match any the Emiratus can muster. On their feet, no fighters know how to leverage great strength in confined spaces like marcher warriors, who often take up manual digging and mining as a training regimen.</text:span></text:p>
                                            </text:list-header>
                                          </text:list>
                                        </text:list-item>
                                      </text:list>
                                    </text:list-item>
                                  </text:list>
                                </text:list-header>
                              </text:list>
                            </text:list-item>
                          </text:list>
                        </text:list-header>
                      </text:list>
                    </text:list-item>
                  </text:list>
                </text:list-item>
              </text:list>
            </text:list-item>
          </text:list>
        </text:list-item>
      </text:list>
      <text:p text:style-name="P1"><text:span text:style-name="T1"><text:tab/>Some outsiders say the marchers are too cowardly to leave, other's that marchers understand their strength is in the stone such that they cannot reach beyond it, and some even suggest it simply does not occur to them to try to expand their influence. Regardless of which, if any, of these beliefs are true, the reality is the the marchers as a society are tied to their mountains, and do not attempt to project their influence much beyond th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47S</meta:editing-duration>
    <meta:editing-cycles>3</meta:editing-cycles>
    <meta:generator>OpenOffice/4.1.15$Win32 OpenOffice.org_project/4115m2$Build-9813</meta:generator>
    <dc:date>2024-04-09T20:12:59.82</dc:date>
    <meta:document-statistic meta:table-count="0" meta:image-count="0" meta:object-count="0" meta:page-count="1" meta:paragraph-count="6" meta:word-count="359" meta:character-count="2209"/>
    <meta:user-defined meta:name="Info 1"/>
    <meta:user-defined meta:name="Info 2"/>
    <meta:user-defined meta:name="Info 3"/>
    <meta:user-defined meta:name="Info 4"/>
  </office:meta>
</office:document-meta>
</file>